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503cm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c586c0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b5cea8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569cd6" loext:opacity="100%" style:font-name="Consolas" fo:font-size="10.5pt" fo:font-weight="normal"/>
    </style:style>
    <style:style style:name="T16" style:family="text">
      <style:text-properties fo:color="#ce9178" loext:opacity="100%"/>
    </style:style>
    <style:style style:name="T17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main.py</text:p>
      <text:p text:style-name="P2"/>
      <text:p text:style-name="P3"><text:span text:style-name="T1">from</text:span> <text:span text:style-name="T2">fastapi</text:span> <text:span text:style-name="T1">import</text:span> <text:span text:style-name="T2">FastAPI</text:span>, <text:span text:style-name="T3">Depends</text:span></text:p>
      <text:p text:style-name="P3"><text:span text:style-name="T1">from</text:span> <text:span text:style-name="T2">fastapi</text:span>.<text:span text:style-name="T2">middleware</text:span>.<text:span text:style-name="T2">cors</text:span> <text:span text:style-name="T1">import</text:span> <text:span text:style-name="T2">CORSMiddleware</text:span>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</text:span></text:p>
      <text:p text:style-name="P3"><text:span text:style-name="T1">from</text:span> <text:span text:style-name="T2">fastapi</text:span>.<text:span text:style-name="T2">responses</text:span> <text:span text:style-name="T1">import</text:span> <text:span text:style-name="T2">JSONResponse</text:span></text:p>
      <text:p text:style-name="P3"><text:span text:style-name="T1">from</text:span> <text:span text:style-name="T2">fastapi</text:span>.<text:span text:style-name="T2">requests</text:span> <text:span text:style-name="T1">import</text:span> <text:span text:style-name="T2">Request</text:span></text:p>
      <text:p text:style-name="P3"><text:span text:style-name="T1">from</text:span> <text:span text:style-name="T2">src</text:span> <text:span text:style-name="T1">import</text:span> <text:span text:style-name="T2">models</text:span></text:p>
      <text:p text:style-name="P3"><text:span text:style-name="T1">from</text:span> <text:span text:style-name="T2">src</text:span>.<text:span text:style-name="T2">database</text:span> <text:span text:style-name="T1">import</text:span> <text:span text:style-name="T4">SessionLocal</text:span></text:p>
      <text:p text:style-name="P3"><text:span text:style-name="T1">from</text:span> <text:span text:style-name="T2">src</text:span>.<text:span text:style-name="T2">schemas_movimientos</text:span> <text:span text:style-name="T1">import</text:span> <text:span text:style-name="T2">MovimientoCreate</text:span></text:p>
      <text:p text:style-name="P3"><text:span text:style-name="T1">from</text:span> <text:span text:style-name="T2">src</text:span>.<text:span text:style-name="T2">schemas_deudas</text:span> <text:span text:style-name="T1">import</text:span> <text:span text:style-name="T2">DeudaCreate</text:span></text:p>
      <text:p text:style-name="P3"><text:span text:style-name="T1">from</text:span> <text:span text:style-name="T2">datetime</text:span> <text:span text:style-name="T1">import</text:span> <text:span text:style-name="T2">date</text:span></text:p>
      <text:p text:style-name="P3"><text:span text:style-name="T1">import</text:span> <text:span text:style-name="T2">traceback</text:span></text:p>
      <text:p text:style-name="P3"><text:span text:style-name="T1">from</text:span> <text:span text:style-name="T2">fastapi</text:span> <text:span text:style-name="T1">import</text:span> <text:span text:style-name="T3">Query</text:span></text:p>
      <text:p text:style-name="P3"><text:span text:style-name="T1">from</text:span> <text:span text:style-name="T2">fastapi</text:span> <text:span text:style-name="T1">import</text:span> <text:span text:style-name="T2">APIRouter</text:span></text:p>
      <text:p text:style-name="P3"><text:span text:style-name="T1">from</text:span> <text:span text:style-name="T2">datetime</text:span> <text:span text:style-name="T1">import</text:span> <text:span text:style-name="T2">datetime</text:span></text:p>
      <text:p text:style-name="P3"><text:span text:style-name="T1">from</text:span> <text:span text:style-name="T2">sqlalchemy</text:span> <text:span text:style-name="T1">import</text:span> <text:span text:style-name="T3">extract</text:span>, <text:span text:style-name="T4">func</text:span></text:p>
      <text:p text:style-name="P2"/>
      <text:p text:style-name="P3"><text:span text:style-name="T1">from</text:span> <text:span text:style-name="T2">src</text:span>.<text:span text:style-name="T2">models</text:span> <text:span text:style-name="T1">import</text:span> <text:span text:style-name="T2">Deuda</text:span></text:p>
      <text:p text:style-name="P4"/>
      <text:p text:style-name="P3"><text:span text:style-name="T4">app</text:span> <text:span text:style-name="T5">=</text:span> <text:span text:style-name="T2">FastAPI</text:span>()</text:p>
      <text:p text:style-name="P2"/>
      <text:p text:style-name="P1"># Manejo de excepciones</text:p>
      <text:p text:style-name="P3"><text:span text:style-name="T3">@</text:span><text:span text:style-name="T4">app</text:span><text:span text:style-name="T3">.exception_handler</text:span>(<text:span text:style-name="T2">Exception</text:span>)</text:p>
      <text:p text:style-name="P3"><text:span text:style-name="T6">async</text:span> <text:span text:style-name="T6">def</text:span> <text:span text:style-name="T3">all_exception_handler</text:span>(<text:span text:style-name="T4">request</text:span>: <text:span text:style-name="T2">Request</text:span>, <text:span text:style-name="T4">exc</text:span>: <text:span text:style-name="T2">Exception</text:span>):</text:p>
      <text:p text:style-name="P5">    <text:span text:style-name="T7">traceback</text:span><text:span text:style-name="T8">.</text:span><text:span text:style-name="T9">print_exc</text:span><text:span text:style-name="T8">()</text:span></text:p>
      <text:p text:style-name="P5">    <text:span text:style-name="T10">return</text:span><text:span text:style-name="T8"> </text:span><text:span text:style-name="T7">JSONResponse</text:span><text:span text:style-name="T8">(</text:span></text:p>
      <text:p text:style-name="P5">        <text:span text:style-name="T11">status_code</text:span><text:span text:style-name="T12">=</text:span><text:span text:style-name="T13">500</text:span><text:span text:style-name="T8">,</text:span></text:p>
      <text:p text:style-name="P5">        <text:span text:style-name="T11">content</text:span><text:span text:style-name="T12">=</text:span><text:span text:style-name="T8">{</text:span><text:span text:style-name="T14">"detail"</text:span><text:span text:style-name="T8">: </text:span><text:span text:style-name="T7">str</text:span><text:span text:style-name="T8">(</text:span><text:span text:style-name="T11">exc</text:span><text:span text:style-name="T8">)},</text:span></text:p>
      <text:p text:style-name="P5">    <text:span text:style-name="T8">)</text:span></text:p>
      <text:p text:style-name="P2"/>
      <text:p text:style-name="P1"># Configurar CORS para permitir conexión con frontend</text:p>
      <text:p text:style-name="P3"><text:span text:style-name="T4">app</text:span>.<text:span text:style-name="T3">add_middleware</text:span>(</text:p>
      <text:p text:style-name="P5">    <text:span text:style-name="T7">CORSMiddleware</text:span><text:span text:style-name="T8">,</text:span></text:p>
      <text:p text:style-name="P5">    <text:span text:style-name="T11">allow_origins</text:span><text:span text:style-name="T12">=</text:span><text:span text:style-name="T8">[</text:span><text:span text:style-name="T14">"http://localhost:5173"</text:span><text:span text:style-name="T8">],</text:span></text:p>
      <text:p text:style-name="P5">    <text:span text:style-name="T11">allow_credentials</text:span><text:span text:style-name="T12">=</text:span><text:span text:style-name="T15">True</text:span><text:span text:style-name="T8">,</text:span></text:p>
      <text:p text:style-name="P5">    <text:span text:style-name="T11">allow_methods</text:span><text:span text:style-name="T12">=</text:span><text:span text:style-name="T8">[</text:span><text:span text:style-name="T14">"*"</text:span><text:span text:style-name="T8">],</text:span></text:p>
      <text:p text:style-name="P5">    <text:span text:style-name="T11">allow_headers</text:span><text:span text:style-name="T12">=</text:span><text:span text:style-name="T8">[</text:span><text:span text:style-name="T14">"*"</text:span><text:span text:style-name="T8">],</text:span></text:p>
      <text:p text:style-name="P3">)</text:p>
      <text:p text:style-name="P2"/>
      <text:p text:style-name="P1"># Dependencia para obtener una sesión de base de datos</text:p>
      <text:p text:style-name="P3"><text:span text:style-name="T6">def</text:span> <text:span text:style-name="T3">get_db</text:span>():</text:p>
      <text:p text:style-name="P5">    <text:span text:style-name="T11">db</text:span><text:span text:style-name="T8"> </text:span><text:span text:style-name="T12">=</text:span><text:span text:style-name="T8"> </text:span><text:span text:style-name="T11">SessionLocal</text:span><text:span text:style-name="T8">()</text:span></text:p>
      <text:p text:style-name="P5">    <text:span text:style-name="T10">try</text:span><text:span text:style-name="T8">:</text:span></text:p>
      <text:p text:style-name="P5">        <text:span text:style-name="T10">yield</text:span><text:span text:style-name="T8"> </text:span><text:span text:style-name="T11">db</text:span></text:p>
      <text:p text:style-name="P5">    <text:span text:style-name="T10">finally</text:span><text:span text:style-name="T8">:</text:span></text:p>
      <text:p text:style-name="P5">        <text:span text:style-name="T11">db</text:span><text:span text:style-name="T8">.</text:span><text:span text:style-name="T9">close</text:span><text:span text:style-name="T8">()</text:span></text:p>
      <text:p text:style-name="P4"/>
      <text:p text:style-name="P1"># RUTAS EXISTENTES (sin cambios)</text:p>
      <text:p text:style-name="P3"><text:soft-page-break/><text:span text:style-name="T3">@</text:span><text:span text:style-name="T4">app</text:span><text:span text:style-name="T3">.get</text:span>(<text:span text:style-name="T16">"/movimientos"</text:span>)</text:p>
      <text:p text:style-name="P3"><text:span text:style-name="T6">def</text:span> <text:span text:style-name="T3">obtener_movimiento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Movimiento</text:span><text:span text:style-name="T8">).</text:span><text:span text:style-name="T9">all</text:span><text:span text:style-name="T8">()</text:span></text:p>
      <text:p text:style-name="P5">    <text:span text:style-name="T10">return</text:span><text:span text:style-name="T8"> [</text:span></text:p>
      <text:p text:style-name="P5">        <text:span text:style-name="T8">{</text:span></text:p>
      <text:p text:style-name="P5">            <text:span text:style-name="T14">"id"</text:span><text:span text:style-name="T8">: </text:span><text:span text:style-name="T11">m</text:span><text:span text:style-name="T8">.</text:span><text:span text:style-name="T11">id</text:span><text:span text:style-name="T8">,</text:span></text:p>
      <text:p text:style-name="P5">            <text:span text:style-name="T14">"tipo"</text:span><text:span text:style-name="T8">: </text:span><text:span text:style-name="T11">m</text:span><text:span text:style-name="T8">.</text:span><text:span text:style-name="T11">tipo</text:span><text:span text:style-name="T8">.value,</text:span></text:p>
      <text:p text:style-name="P5">            <text:span text:style-name="T14">"categoria"</text:span><text:span text:style-name="T8">: </text:span><text:span text:style-name="T11">m</text:span><text:span text:style-name="T8">.</text:span><text:span text:style-name="T11">categoria</text:span><text:span text:style-name="T8">,</text:span></text:p>
      <text:p text:style-name="P5">            <text:span text:style-name="T14">"monto"</text:span><text:span text:style-name="T8">: </text:span><text:span text:style-name="T7">float</text:span><text:span text:style-name="T8">(</text:span><text:span text:style-name="T11">m</text:span><text:span text:style-name="T8">.</text:span><text:span text:style-name="T11">monto</text:span><text:span text:style-name="T8">),</text:span></text:p>
      <text:p text:style-name="P5">            <text:span text:style-name="T14">"fecha"</text:span><text:span text:style-name="T8">: </text:span><text:span text:style-name="T11">m</text:span><text:span text:style-name="T8">.</text:span><text:span text:style-name="T11">fecha</text:span><text:span text:style-name="T8">.isoformat() </text:span><text:span text:style-name="T10">if</text:span><text:span text:style-name="T8"> </text:span><text:span text:style-name="T11">m</text:span><text:span text:style-name="T8">.</text:span><text:span text:style-name="T11">fecha</text:span><text:span text:style-name="T8"> </text:span><text:span text:style-name="T10">else</text:span><text:span text:style-name="T8"> </text:span><text:span text:style-name="T15">None</text:span></text:p>
      <text:p text:style-name="P5">        <text:span text:style-name="T8">}</text:span></text:p>
      <text:p text:style-name="P5">        <text:span text:style-name="T10">for</text:span><text:span text:style-name="T8"> </text:span><text:span text:style-name="T11">m</text:span><text:span text:style-name="T8"> </text:span><text:span text:style-name="T10">in</text:span><text:span text:style-name="T8"> </text:span><text:span text:style-name="T11">resultados</text:span></text:p>
      <text:p text:style-name="P5">    <text:span text:style-name="T8">]</text:span></text:p>
      <text:p text:style-name="P2"/>
      <text:p text:style-name="P3"><text:span text:style-name="T3">@</text:span><text:span text:style-name="T4">app</text:span><text:span text:style-name="T3">.post</text:span>(<text:span text:style-name="T16">"/ingresos"</text:span>)</text:p>
      <text:p text:style-name="P3"><text:span text:style-name="T6">def</text:span> <text:span text:style-name="T3">crear_ingreso</text:span>(<text:span text:style-name="T4">movimiento</text:span>: <text:span text:style-name="T2">Movimiento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nuevo_mov</text:span><text:span text:style-name="T8"> </text:span><text:span text:style-name="T12">=</text:span><text:span text:style-name="T8"> </text:span><text:span text:style-name="T7">models</text:span><text:span text:style-name="T8">.</text:span><text:span text:style-name="T7">Movimiento</text:span><text:span text:style-name="T8">(</text:span></text:p>
      <text:p text:style-name="P5">        <text:span text:style-name="T11">tipo</text:span><text:span text:style-name="T12">=</text:span><text:span text:style-name="T11">movimiento</text:span><text:span text:style-name="T8">.</text:span><text:span text:style-name="T11">tipo</text:span><text:span text:style-name="T8">,</text:span></text:p>
      <text:p text:style-name="P5">        <text:span text:style-name="T11">categoria</text:span><text:span text:style-name="T12">=</text:span><text:span text:style-name="T11">movimiento</text:span><text:span text:style-name="T8">.</text:span><text:span text:style-name="T11">categoria</text:span><text:span text:style-name="T8">,</text:span></text:p>
      <text:p text:style-name="P5">        <text:span text:style-name="T11">monto</text:span><text:span text:style-name="T12">=</text:span><text:span text:style-name="T11">movimiento</text:span><text:span text:style-name="T8">.</text:span><text:span text:style-name="T11">monto</text:span><text:span text:style-name="T8">,</text:span></text:p>
      <text:p text:style-name="P5">        <text:span text:style-name="T11">fecha</text:span><text:span text:style-name="T12">=</text:span><text:span text:style-name="T11">movimiento</text:span><text:span text:style-name="T8">.</text:span><text:span text:style-name="T11">fecha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5">        <text:span text:style-name="T11">deuda_id</text:span><text:span text:style-name="T12">=</text:span><text:span text:style-name="T11">movimiento</text:span><text:span text:style-name="T8">.</text:span><text:span text:style-name="T11">deuda_id</text:span></text:p>
      <text:p text:style-name="P5">    <text:span text:style-name="T8">)</text:span></text:p>
      <text:p text:style-name="P5">    <text:span text:style-name="T11">db</text:span><text:span text:style-name="T8">.</text:span><text:span text:style-name="T9">add</text:span><text:span text:style-name="T8">(</text:span><text:span text:style-name="T11">nuevo_mov</text:span><text:span text:style-name="T8">)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nuevo_mov</text:span><text:span text:style-name="T8">)</text:span></text:p>
      <text:p text:style-name="P2"/>
      <text:p text:style-name="P5">    <text:span text:style-name="T10">return</text:span><text:span text:style-name="T8"> {</text:span></text:p>
      <text:p text:style-name="P5">        <text:span text:style-name="T14">"mensaje"</text:span><text:span text:style-name="T8">: </text:span><text:span text:style-name="T14">"Movimiento registrado correctamente"</text:span><text:span text:style-name="T8">,</text:span></text:p>
      <text:p text:style-name="P5">        <text:span text:style-name="T14">"movimiento"</text:span><text:span text:style-name="T8">: {</text:span></text:p>
      <text:p text:style-name="P5">            <text:span text:style-name="T14">"id"</text:span><text:span text:style-name="T8">: </text:span><text:span text:style-name="T11">nuevo_mov</text:span><text:span text:style-name="T8">.</text:span><text:span text:style-name="T11">id</text:span><text:span text:style-name="T8">,</text:span></text:p>
      <text:p text:style-name="P5">            <text:span text:style-name="T14">"tipo"</text:span><text:span text:style-name="T8">: </text:span><text:span text:style-name="T11">nuevo_mov</text:span><text:span text:style-name="T8">.</text:span><text:span text:style-name="T11">tipo</text:span><text:span text:style-name="T8">.value,</text:span></text:p>
      <text:p text:style-name="P5">            <text:span text:style-name="T14">"categoria"</text:span><text:span text:style-name="T8">: </text:span><text:span text:style-name="T11">nuevo_mov</text:span><text:span text:style-name="T8">.</text:span><text:span text:style-name="T11">categoria</text:span><text:span text:style-name="T8">,</text:span></text:p>
      <text:p text:style-name="P5">            <text:span text:style-name="T14">"monto"</text:span><text:span text:style-name="T8">: </text:span><text:span text:style-name="T7">float</text:span><text:span text:style-name="T8">(</text:span><text:span text:style-name="T11">nuevo_mov</text:span><text:span text:style-name="T8">.</text:span><text:span text:style-name="T11">monto</text:span><text:span text:style-name="T8">),</text:span></text:p>
      <text:p text:style-name="P5">            <text:span text:style-name="T14">"fecha"</text:span><text:span text:style-name="T8">: </text:span><text:span text:style-name="T11">nuevo_mov</text:span><text:span text:style-name="T8">.</text:span><text:span text:style-name="T11">fecha</text:span><text:span text:style-name="T8">.isoformat(),</text:span></text:p>
      <text:p text:style-name="P5">            <text:span text:style-name="T14">"deuda_id"</text:span><text:span text:style-name="T8">: </text:span><text:span text:style-name="T11">nuevo_mov</text:span><text:span text:style-name="T8">.</text:span><text:span text:style-name="T11">deuda_id</text:span></text:p>
      <text:p text:style-name="P5">        <text:span text:style-name="T8">}</text:span></text:p>
      <text:p text:style-name="P5">    <text:span text:style-name="T8">}</text:span></text:p>
      <text:p text:style-name="P2"/>
      <text:p text:style-name="P3"><text:span text:style-name="T3">@</text:span><text:span text:style-name="T4">app</text:span><text:span text:style-name="T3">.get</text:span>(<text:span text:style-name="T16">"/deudas"</text:span>)</text:p>
      <text:p text:style-name="P3"><text:span text:style-name="T6">def</text:span> <text:span text:style-name="T3">obtener_deudas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resultados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all</text:span><text:span text:style-name="T8">()</text:span></text:p>
      <text:p text:style-name="P5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resultados</text:span><text:span text:style-name="T8">]</text:span></text:p>
      <text:p text:style-name="P2"/>
      <text:p text:style-name="P3"><text:span text:style-name="T3">@</text:span><text:span text:style-name="T4">app</text:span><text:span text:style-name="T3">.post</text:span>(<text:span text:style-name="T16">"/deudas"</text:span>)</text:p>
      <text:p text:style-name="P3"><text:span text:style-name="T6">def</text:span> <text:span text:style-name="T3">crear_deuda</text:span>(<text:span text:style-name="T4">deuda</text:span>: <text:span text:style-name="T2">DeudaCreate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nueva_deuda</text:span><text:span text:style-name="T8"> </text:span><text:span text:style-name="T12">=</text:span><text:span text:style-name="T8"> </text:span><text:span text:style-name="T7">models</text:span><text:span text:style-name="T8">.</text:span><text:span text:style-name="T7">Deuda</text:span><text:span text:style-name="T8">(</text:span></text:p>
      <text:p text:style-name="P5">        <text:span text:style-name="T11">descripcion</text:span><text:span text:style-name="T12">=</text:span><text:span text:style-name="T11">deuda</text:span><text:span text:style-name="T8">.</text:span><text:span text:style-name="T11">descripcion</text:span><text:span text:style-name="T8">,</text:span></text:p>
      <text:p text:style-name="P5">        <text:span text:style-name="T11">monto</text:span><text:span text:style-name="T12">=</text:span><text:span text:style-name="T11">deuda</text:span><text:span text:style-name="T8">.</text:span><text:span text:style-name="T11">monto</text:span><text:span text:style-name="T8">,</text:span></text:p>
      <text:p text:style-name="P5">        <text:span text:style-name="T11">fecha_registro</text:span><text:span text:style-name="T12">=</text:span><text:span text:style-name="T11">deuda</text:span><text:span text:style-name="T8">.</text:span><text:span text:style-name="T11">fecha_registro</text:span><text:span text:style-name="T8"> </text:span><text:span text:style-name="T10">or</text:span><text:span text:style-name="T8"> </text:span><text:span text:style-name="T7">date</text:span><text:span text:style-name="T8">.</text:span><text:span text:style-name="T9">today</text:span><text:span text:style-name="T8">(),</text:span></text:p>
      <text:p text:style-name="P5">        <text:span text:style-name="T11">fecha_vencimiento</text:span><text:span text:style-name="T12">=</text:span><text:span text:style-name="T11">deuda</text:span><text:span text:style-name="T8">.</text:span><text:span text:style-name="T11">fecha_vencimiento</text:span><text:span text:style-name="T8">,</text:span></text:p>
      <text:p text:style-name="P5"><text:soft-page-break/>        <text:span text:style-name="T11">pagado</text:span><text:span text:style-name="T12">=</text:span><text:span text:style-name="T13">0</text:span></text:p>
      <text:p text:style-name="P5">    <text:span text:style-name="T8">)</text:span></text:p>
      <text:p text:style-name="P5">    <text:span text:style-name="T11">db</text:span><text:span text:style-name="T8">.</text:span><text:span text:style-name="T9">add</text:span><text:span text:style-name="T8">(</text:span><text:span text:style-name="T11">nueva_deuda</text:span><text:span text:style-name="T8">)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nueva_deuda</text:span><text:span text:style-name="T8">)</text:span></text:p>
      <text:p text:style-name="P2"/>
      <text:p text:style-name="P5">    <text:span text:style-name="T10">return</text:span><text:span text:style-name="T8"> {</text:span></text:p>
      <text:p text:style-name="P5">        <text:span text:style-name="T14">"mensaje"</text:span><text:span text:style-name="T8">: </text:span><text:span text:style-name="T14">"Deuda registrada correctamente"</text:span><text:span text:style-name="T8">,</text:span></text:p>
      <text:p text:style-name="P5">        <text:span text:style-name="T14">"deuda"</text:span><text:span text:style-name="T8">: </text:span><text:span text:style-name="T11">nueva_deuda</text:span><text:span text:style-name="T8">.</text:span><text:span text:style-name="T9">to_dict</text:span><text:span text:style-name="T8">()</text:span></text:p>
      <text:p text:style-name="P5">    <text:span text:style-name="T8">}</text:span></text:p>
      <text:p text:style-name="P2"/>
      <text:p text:style-name="P3"><text:span text:style-name="T3">@</text:span><text:span text:style-name="T4">app</text:span><text:span text:style-name="T3">.put</text:span>(<text:span text:style-name="T16">"/deudas/</text:span><text:span text:style-name="T6">{deuda_id}</text:span><text:span text:style-name="T16">/pagar"</text:span>)</text:p>
      <text:p text:style-name="P3"><text:span text:style-name="T6">def</text:span> <text:span text:style-name="T3">pagar_deuda</text:span>(<text:span text:style-name="T4">deuda_id</text:span>: <text:span text:style-name="T2">int</text:span>, 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deuda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id</text:span><text:span text:style-name="T8"> </text:span><text:span text:style-name="T9">==</text:span><text:span text:style-name="T8"> </text:span><text:span text:style-name="T11">deuda_id</text:span><text:span text:style-name="T8">).</text:span><text:span text:style-name="T9">first</text:span><text:span text:style-name="T8">()</text:span></text:p>
      <text:p text:style-name="P5">    <text:span text:style-name="T10">if</text:span><text:span text:style-name="T8"> </text:span><text:span text:style-name="T15">not</text:span><text:span text:style-name="T8"> </text:span><text:span text:style-name="T11">deuda</text:span><text:span text:style-name="T8">:</text:span></text:p>
      <text:p text:style-name="P5">        <text:span text:style-name="T10">return</text:span><text:span text:style-name="T8"> </text:span><text:span text:style-name="T7">JSONResponse</text:span><text:span text:style-name="T8">(</text:span><text:span text:style-name="T11">status_code</text:span><text:span text:style-name="T12">=</text:span><text:span text:style-name="T13">404</text:span><text:span text:style-name="T8">, </text:span><text:span text:style-name="T11">content</text:span><text:span text:style-name="T12">=</text:span><text:span text:style-name="T8">{</text:span><text:span text:style-name="T14">"mensaje"</text:span><text:span text:style-name="T8">: </text:span><text:span text:style-name="T14">"Deuda no encontrada"</text:span><text:span text:style-name="T8">})</text:span></text:p>
      <text:p text:style-name="P2"/>
      <text:p text:style-name="P5">    <text:span text:style-name="T11">deuda</text:span><text:span text:style-name="T8">.</text:span><text:span text:style-name="T11">pagado</text:span><text:span text:style-name="T8"> </text:span><text:span text:style-name="T12">=</text:span><text:span text:style-name="T8"> </text:span><text:span text:style-name="T13">1</text:span></text:p>
      <text:p text:style-name="P5">    <text:span text:style-name="T11">db</text:span><text:span text:style-name="T8">.</text:span><text:span text:style-name="T9">commit</text:span><text:span text:style-name="T8">()</text:span></text:p>
      <text:p text:style-name="P5">    <text:span text:style-name="T11">db</text:span><text:span text:style-name="T8">.</text:span><text:span text:style-name="T9">refresh</text:span><text:span text:style-name="T8">(</text:span><text:span text:style-name="T11">deuda</text:span><text:span text:style-name="T8">)</text:span></text:p>
      <text:p text:style-name="P2"/>
      <text:p text:style-name="P5">    <text:span text:style-name="T10">return</text:span><text:span text:style-name="T8"> {</text:span><text:span text:style-name="T14">"mensaje"</text:span><text:span text:style-name="T8">: </text:span><text:span text:style-name="T14">"Deuda marcada como pagada"</text:span><text:span text:style-name="T8">, </text:span><text:span text:style-name="T14">"deuda"</text:span><text:span text:style-name="T8">: </text:span><text:span text:style-name="T11">deuda</text:span><text:span text:style-name="T8">.</text:span><text:span text:style-name="T9">to_dict</text:span><text:span text:style-name="T8">()}</text:span></text:p>
      <text:p text:style-name="P4"/>
      <text:p text:style-name="P3"><text:span text:style-name="T3">@</text:span><text:span text:style-name="T4">app</text:span><text:span text:style-name="T3">.get</text:span>(<text:span text:style-name="T16">"/deudas/no_pagadas"</text:span>)</text:p>
      <text:p text:style-name="P3"><text:span text:style-name="T6">def</text:span> <text:span text:style-name="T3">obtener_deudas_no_pagadas</text:span>(</text:p>
      <text:p text:style-name="P5">    <text:span text:style-name="T11">desde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5">    <text:span text:style-name="T11">hasta</text:span><text:span text:style-name="T8">: </text:span><text:span text:style-name="T7">date</text:span><text:span text:style-name="T8"> </text:span><text:span text:style-name="T12">=</text:span><text:span text:style-name="T8"> </text:span><text:span text:style-name="T9">Query</text:span><text:span text:style-name="T8">(</text:span><text:span text:style-name="T15">None</text:span><text:span text:style-name="T8">),</text:span></text:p>
      <text:p text:style-name="P5">    <text:span text:style-name="T11">db</text:span><text:span text:style-name="T8">: </text:span><text:span text:style-name="T7">Session</text:span><text:span text:style-name="T8"> </text:span><text:span text:style-name="T12">=</text:span><text:span text:style-name="T8"> </text:span><text:span text:style-name="T9">Depends</text:span><text:span text:style-name="T8">(</text:span><text:span text:style-name="T9">get_db</text:span><text:span text:style-name="T8">)</text:span></text:p>
      <text:p text:style-name="P3">):</text:p>
      <text:p text:style-name="P5">    <text:span text:style-name="T11">query</text:span><text:span text:style-name="T8"> </text:span><text:span text:style-name="T12">=</text:span><text:span text:style-name="T8"> </text:span><text:span text:style-name="T11">db</text:span><text:span text:style-name="T8">.</text:span><text:span text:style-name="T9">query</text:span><text:span text:style-name="T8">(</text:span><text:span text:style-name="T7">models</text:span><text:span text:style-name="T8">.</text:span><text:span text:style-name="T7">Deuda</text:span><text:span text:style-name="T8">)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pagado</text:span><text:span text:style-name="T8"> </text:span><text:span text:style-name="T9">==</text:span><text:span text:style-name="T8"> </text:span><text:span text:style-name="T13">0</text:span><text:span text:style-name="T8">)</text:span></text:p>
      <text:p text:style-name="P2"/>
      <text:p text:style-name="P5">    <text:span text:style-name="T10">if</text:span><text:span text:style-name="T8"> </text:span><text:span text:style-name="T11">desde</text:span><text:span text:style-name="T8">:</text:span></text:p>
      <text:p text:style-name="P5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gt;=</text:span><text:span text:style-name="T8"> </text:span><text:span text:style-name="T11">desde</text:span><text:span text:style-name="T8">)</text:span></text:p>
      <text:p text:style-name="P5">    <text:span text:style-name="T10">if</text:span><text:span text:style-name="T8"> </text:span><text:span text:style-name="T11">hasta</text:span><text:span text:style-name="T8">:</text:span></text:p>
      <text:p text:style-name="P5">        <text:span text:style-name="T11">query</text:span><text:span text:style-name="T8"> </text:span><text:span text:style-name="T12">=</text:span><text:span text:style-name="T8"> </text:span><text:span text:style-name="T11">query</text:span><text:span text:style-name="T8">.</text:span><text:span text:style-name="T9">filter</text:span><text:span text:style-name="T8">(</text:span><text:span text:style-name="T7">models</text:span><text:span text:style-name="T8">.</text:span><text:span text:style-name="T7">Deuda</text:span><text:span text:style-name="T8">.</text:span><text:span text:style-name="T11">fecha_registro</text:span><text:span text:style-name="T8"> </text:span><text:span text:style-name="T9">&lt;=</text:span><text:span text:style-name="T8"> </text:span><text:span text:style-name="T11">hasta</text:span><text:span text:style-name="T8">)</text:span></text:p>
      <text:p text:style-name="P2"/>
      <text:p text:style-name="P5">    <text:span text:style-name="T11">deudas</text:span><text:span text:style-name="T8"> </text:span><text:span text:style-name="T12">=</text:span><text:span text:style-name="T8"> </text:span><text:span text:style-name="T11">query</text:span><text:span text:style-name="T8">.</text:span><text:span text:style-name="T9">all</text:span><text:span text:style-name="T8">()</text:span></text:p>
      <text:p text:style-name="P5">    <text:span text:style-name="T10">return</text:span><text:span text:style-name="T8"> [</text:span><text:span text:style-name="T11">d</text:span><text:span text:style-name="T8">.</text:span><text:span text:style-name="T9">to_dict</text:span><text:span text:style-name="T8">() </text:span><text:span text:style-name="T10">for</text:span><text:span text:style-name="T8"> </text:span><text:span text:style-name="T11">d</text:span><text:span text:style-name="T8"> </text:span><text:span text:style-name="T10">in</text:span><text:span text:style-name="T8"> </text:span><text:span text:style-name="T11">deudas</text:span><text:span text:style-name="T8">]</text:span></text:p>
      <text:p text:style-name="P4"/>
      <text:p text:style-name="P1"># ✅ NUEVA RUTA: /resumen-general</text:p>
      <text:p text:style-name="P3"><text:span text:style-name="T3">@</text:span><text:span text:style-name="T4">app</text:span><text:span text:style-name="T3">.get</text:span>(<text:span text:style-name="T16">"/resumen-general"</text:span>)</text:p>
      <text:p text:style-name="P3"><text:span text:style-name="T6">def</text:span> <text:span text:style-name="T3">resumen_general</text:span>(<text:span text:style-name="T4">db</text:span>: <text:span text:style-name="T2">Session</text:span> <text:span text:style-name="T5">=</text:span> <text:span text:style-name="T3">Depends</text:span>(<text:span text:style-name="T3">get_db</text:span>)):</text:p>
      <text:p text:style-name="P5">    <text:span text:style-name="T11">ahora</text:span><text:span text:style-name="T8"> </text:span><text:span text:style-name="T12">=</text:span><text:span text:style-name="T8"> </text:span><text:span text:style-name="T7">datetime</text:span><text:span text:style-name="T8">.</text:span><text:span text:style-name="T9">now</text:span><text:span text:style-name="T8">()</text:span></text:p>
      <text:p text:style-name="P5">    <text:span text:style-name="T11">anio</text:span><text:span text:style-name="T8"> </text:span><text:span text:style-name="T12">=</text:span><text:span text:style-name="T8"> </text:span><text:span text:style-name="T11">ahora</text:span><text:span text:style-name="T8">.</text:span><text:span text:style-name="T11">year</text:span></text:p>
      <text:p text:style-name="P5">    <text:span text:style-name="T11">mes</text:span><text:span text:style-name="T8"> </text:span><text:span text:style-name="T12">=</text:span><text:span text:style-name="T8"> </text:span><text:span text:style-name="T11">ahora</text:span><text:span text:style-name="T8">.</text:span><text:span text:style-name="T11">month</text:span></text:p>
      <text:p text:style-name="P2"/>
      <text:p text:style-name="P5">    <text:span text:style-name="T17"># Ingresos y egresos anuales</text:span></text:p>
      <text:p text:style-name="P5">    <text:span text:style-name="T11">ingresos_anuales</text:span><text:span text:style-name="T8"> </text:span><text:span text:style-name="T12">=</text:span><text:span text:style-name="T8"> (</text:span></text:p>
      <text:p text:style-name="P5"><text:soft-page-break/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"mes"</text:span><text:span text:style-name="T8">), 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 </text:span>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5">    <text:span text:style-name="T11">egresos_anuales</text:span><text:span text:style-name="T8"> </text:span><text:span text:style-name="T12">=</text:span><text:span text:style-name="T8"> (</text:span></text:p>
      <text:p text:style-name="P5"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"mes"</text:span><text:span text:style-name="T8">), 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 </text:span>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2"/>
      <text:p text:style-name="P5">    <text:span text:style-name="T17"># Ingresos y egresos mensuales (por día)</text:span></text:p>
      <text:p text:style-name="P5">    <text:span text:style-name="T11">ingresos_mensuales</text:span><text:span text:style-name="T8"> </text:span><text:span text:style-name="T12">=</text:span><text:span text:style-name="T8"> (</text:span></text:p>
      <text:p text:style-name="P5"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day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"dia"</text:span><text:span text:style-name="T8">), 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ingreso"</text:span><text:span text:style-name="T8">, </text:span>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text:span text:style-name="T8">, </text:span>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mes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5">    <text:span text:style-name="T11">egresos_mensuales</text:span><text:span text:style-name="T8"> </text:span><text:span text:style-name="T12">=</text:span><text:span text:style-name="T8"> (</text:span></text:p>
      <text:p text:style-name="P5"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day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.</text:span><text:span text:style-name="T9">label</text:span><text:span text:style-name="T8">(</text:span><text:span text:style-name="T14">"dia"</text:span><text:span text:style-name="T8">), </text:span><text:span text:style-name="T11">func</text:span><text:span text:style-name="T8">.</text:span><text:span text:style-name="T9">sum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7">models</text:span><text:span text:style-name="T8">.</text:span><text:span text:style-name="T7">Movimiento</text:span><text:span text:style-name="T8">.</text:span><text:span text:style-name="T11">tipo</text:span><text:span text:style-name="T8"> </text:span><text:span text:style-name="T9">==</text:span><text:span text:style-name="T8"> </text:span><text:span text:style-name="T14">"egreso"</text:span><text:span text:style-name="T8">, </text:span><text:span text:style-name="T9">extract</text:span><text:span text:style-name="T8">(</text:span><text:span text:style-name="T14">'year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anio</text:span><text:span text:style-name="T8">, </text:span><text:span text:style-name="T9">extract</text:span><text:span text:style-name="T8">(</text:span><text:span text:style-name="T14">'month'</text:span><text:span text:style-name="T8">, </text:span><text:span text:style-name="T7">models</text:span><text:span text:style-name="T8">.</text:span><text:span text:style-name="T7">Movimiento</text:span><text:span text:style-name="T8">.</text:span><text:span text:style-name="T11">fecha</text:span><text:span text:style-name="T8">) </text:span><text:span text:style-name="T9">==</text:span><text:span text:style-name="T8"> </text:span><text:span text:style-name="T11">mes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2"/>
      <text:p text:style-name="P5">    <text:span text:style-name="T17"># Deudas anuales</text:span></text:p>
      <text:p text:style-name="P5">    <text:span text:style-name="T11">deudas_anuales</text:span><text:span text:style-name="T8"> </text:span><text:span text:style-name="T12">=</text:span><text:span text:style-name="T8"> (</text:span></text:p>
      <text:p text:style-name="P5"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month'</text:span><text:span text:style-name="T8">, 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mes"</text:span><text:span text:style-name="T8">), </text:span>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mes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2"/>
      <text:p text:style-name="P5">    <text:span text:style-name="T17"># Deudas mensuales (por día)</text:span></text:p>
      <text:p text:style-name="P5">    <text:span text:style-name="T11">deudas_mensuales</text:span><text:span text:style-name="T8"> </text:span><text:span text:style-name="T12">=</text:span><text:span text:style-name="T8"> (</text:span></text:p>
      <text:p text:style-name="P5"><text:soft-page-break/>        <text:span text:style-name="T11">db</text:span><text:span text:style-name="T8">.</text:span><text:span text:style-name="T9">query</text:span><text:span text:style-name="T8">(</text:span><text:span text:style-name="T9">extract</text:span><text:span text:style-name="T8">(</text:span><text:span text:style-name="T14">'day'</text:span><text:span text:style-name="T8">, </text:span><text:span text:style-name="T7">Deuda</text:span><text:span text:style-name="T8">.</text:span><text:span text:style-name="T11">fecha_registro</text:span><text:span text:style-name="T8">).</text:span><text:span text:style-name="T9">label</text:span><text:span text:style-name="T8">(</text:span><text:span text:style-name="T14">"dia"</text:span><text:span text:style-name="T8">), </text:span><text:span text:style-name="T11">func</text:span><text:span text:style-name="T8">.</text:span><text:span text:style-name="T9">sum</text:span><text:span text:style-name="T8">(</text:span><text:span text:style-name="T7">Deuda</text:span><text:span text:style-name="T8">.</text:span><text:span text:style-name="T11">monto</text:span><text:span text:style-name="T8">))</text:span></text:p>
      <text:p text:style-name="P5">        <text:span text:style-name="T8">.</text:span><text:span text:style-name="T9">filter</text:span><text:span text:style-name="T8">(</text:span><text:span text:style-name="T9">extract</text:span><text:span text:style-name="T8">(</text:span><text:span text:style-name="T14">'year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anio</text:span><text:span text:style-name="T8">, </text:span><text:span text:style-name="T9">extract</text:span><text:span text:style-name="T8">(</text:span><text:span text:style-name="T14">'month'</text:span><text:span text:style-name="T8">, </text:span><text:span text:style-name="T7">Deuda</text:span><text:span text:style-name="T8">.</text:span><text:span text:style-name="T11">fecha_registro</text:span><text:span text:style-name="T8">) </text:span><text:span text:style-name="T9">==</text:span><text:span text:style-name="T8"> </text:span><text:span text:style-name="T11">mes</text:span><text:span text:style-name="T8">)</text:span></text:p>
      <text:p text:style-name="P5">        <text:span text:style-name="T8">.</text:span><text:span text:style-name="T9">group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order_by</text:span><text:span text:style-name="T8">(</text:span><text:span text:style-name="T14">"dia"</text:span><text:span text:style-name="T8">)</text:span></text:p>
      <text:p text:style-name="P5">        <text:span text:style-name="T8">.</text:span><text:span text:style-name="T9">all</text:span><text:span text:style-name="T8">()</text:span></text:p>
      <text:p text:style-name="P5">    <text:span text:style-name="T8">)</text:span></text:p>
      <text:p text:style-name="P2"/>
      <text:p text:style-name="P5">    <text:span text:style-name="T10">return</text:span><text:span text:style-name="T8"> {</text:span></text:p>
      <text:p text:style-name="P5">        <text:span text:style-name="T14">"ingresos_anual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_anuales</text:span><text:span text:style-name="T8">],</text:span></text:p>
      <text:p text:style-name="P5">        <text:span text:style-name="T14">"egresos_anual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_anuales</text:span><text:span text:style-name="T8">],</text:span></text:p>
      <text:p text:style-name="P5">        <text:span text:style-name="T14">"ingresos_mensuales"</text:span><text:span text:style-name="T8">: [{</text:span><text:span text:style-name="T14">"dia"</text:span><text:span text:style-name="T8">: </text:span><text:span text:style-name="T7">int</text:span><text:span text:style-name="T8">(</text:span><text:span text:style-name="T11">d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d</text:span><text:span text:style-name="T8">, </text:span><text:span text:style-name="T11">t</text:span><text:span text:style-name="T8"> </text:span><text:span text:style-name="T10">in</text:span><text:span text:style-name="T8"> </text:span><text:span text:style-name="T11">ingresos_mensuales</text:span><text:span text:style-name="T8">],</text:span></text:p>
      <text:p text:style-name="P5">        <text:span text:style-name="T14">"egresos_mensuales"</text:span><text:span text:style-name="T8">: [{</text:span><text:span text:style-name="T14">"dia"</text:span><text:span text:style-name="T8">: </text:span><text:span text:style-name="T7">int</text:span><text:span text:style-name="T8">(</text:span><text:span text:style-name="T11">d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d</text:span><text:span text:style-name="T8">, </text:span><text:span text:style-name="T11">t</text:span><text:span text:style-name="T8"> </text:span><text:span text:style-name="T10">in</text:span><text:span text:style-name="T8"> </text:span><text:span text:style-name="T11">egresos_mensuales</text:span><text:span text:style-name="T8">],</text:span></text:p>
      <text:p text:style-name="P5">        <text:span text:style-name="T14">"deudas_anuales"</text:span><text:span text:style-name="T8">: [{</text:span><text:span text:style-name="T14">"mes"</text:span><text:span text:style-name="T8">: </text:span><text:span text:style-name="T7">int</text:span><text:span text:style-name="T8">(</text:span><text:span text:style-name="T11">m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m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anuales</text:span><text:span text:style-name="T8">],</text:span></text:p>
      <text:p text:style-name="P5">        <text:span text:style-name="T14">"deudas_mensuales"</text:span><text:span text:style-name="T8">: [{</text:span><text:span text:style-name="T14">"dia"</text:span><text:span text:style-name="T8">: </text:span><text:span text:style-name="T7">int</text:span><text:span text:style-name="T8">(</text:span><text:span text:style-name="T11">d</text:span><text:span text:style-name="T8">), </text:span><text:span text:style-name="T14">"total"</text:span><text:span text:style-name="T8">: </text:span><text:span text:style-name="T7">float</text:span><text:span text:style-name="T8">(</text:span><text:span text:style-name="T11">t</text:span><text:span text:style-name="T8">)} </text:span><text:span text:style-name="T10">for</text:span><text:span text:style-name="T8"> </text:span><text:span text:style-name="T11">d</text:span><text:span text:style-name="T8">, </text:span><text:span text:style-name="T11">t</text:span><text:span text:style-name="T8"> </text:span><text:span text:style-name="T10">in</text:span><text:span text:style-name="T8"> </text:span><text:span text:style-name="T11">deudas_mensuales</text:span><text:span text:style-name="T8">],</text:span></text:p>
      <text:p text:style-name="P5">    <text:span text:style-name="T8">}</text:span>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7T14:55:52.538442200</meta:creation-date>
    <dc:date>2025-08-07T15:10:11.220363900</dc:date>
    <meta:editing-duration>PT5M41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5" meta:paragraph-count="180" meta:word-count="539" meta:character-count="6531" meta:non-whitespace-character-count="5292"/>
  </office:meta>
</office:document-meta>
</file>